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2"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3"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4"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5"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6" style:parent-style-name="Normal" style:family="paragraph">
      <style:paragraph-properties fo:margin-top="0.0694in" fo:margin-bottom="0.0694in"/>
    </style:style>
    <style:style style:name="T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11" style:parent-style-name="Normal" style:family="paragraph">
      <style:paragraph-properties fo:margin-top="0.0694in" fo:margin-bottom="0.0694in"/>
    </style:style>
    <style:style style:name="T1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16"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17"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18" style:parent-style-name="Normal" style:family="paragraph">
      <style:paragraph-properties fo:margin-top="0.0694in" fo:margin-bottom="0.0694in" fo:margin-left="0.5in">
        <style:tab-stops/>
      </style:paragraph-properties>
      <style:text-properties style:font-name="Times New Roman" style:font-name-asian="Times New Roman" style:font-name-complex="Times New Roman" fo:font-size="12pt" style:font-size-asian="12pt" style:font-size-complex="12pt" style:language-asian="fr" style:country-asian="FR"/>
    </style:style>
    <style:style style:name="P19"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20" style:parent-style-name="Normal" style:family="paragraph">
      <style:paragraph-properties fo:margin-top="0.0694in" fo:margin-bottom="0.0694in"/>
    </style:style>
    <style:style style:name="T2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4" style:parent-style-name="Normal" style:family="paragraph">
      <style:paragraph-properties fo:margin-top="0.0694in" fo:margin-bottom="0.0694in" fo:margin-left="0.5in">
        <style:tab-stops/>
      </style:paragraph-properties>
    </style:style>
    <style:style style:name="T2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7" style:parent-style-name="Normal" style:family="paragraph">
      <style:paragraph-properties fo:margin-top="0.0694in" fo:margin-bottom="0.0694in" fo:margin-left="0.5in">
        <style:tab-stops/>
      </style:paragraph-properties>
      <style:text-properties style:font-name="Times New Roman" style:font-name-asian="Times New Roman" style:font-name-complex="Times New Roman" fo:font-size="12pt" style:font-size-asian="12pt" style:font-size-complex="12pt" style:language-asian="fr" style:country-asian="FR"/>
    </style:style>
    <style:style style:name="P28"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29"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30"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31" style:parent-style-name="Normal" style:family="paragraph">
      <style:paragraph-properties fo:margin-top="0.0694in" fo:margin-bottom="0.0694in"/>
    </style:style>
    <style:style style:name="T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5"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36" style:parent-style-name="Normal" style:family="paragraph">
      <style:paragraph-properties fo:margin-bottom="0in"/>
      <style:text-properties style:font-name="Times New Roman" style:font-name-asian="Times New Roman" style:font-name-complex="Times New Roman" fo:font-size="12pt" style:font-size-asian="12pt" style:font-size-complex="12pt" style:language-asian="fr" style:country-asian="FR"/>
    </style:style>
    <style:style style:name="P37"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38"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39"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40"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41"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42"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 style:parent-style-name="Normal" style:family="paragraph">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style:style>
    <style:style style:name="P48" style:parent-style-name="Normal" style:family="paragraph">
      <style:paragraph-properties fo:margin-top="0.0694in" fo:margin-bottom="0.0694in"/>
    </style:style>
    <style:style style:name="T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0"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5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office:automatic-styles>
  <office:body>
    <office:text text:use-soft-page-breaks="true">
      <text:p text:style-name="P1">Objectifs</text:p>
      <text:p text:style-name="P2">On souhaite simuler le comportement d'un programme de gestion des requêtes adressées à un parc d'imprimantes situées sur un réseau. Ce programme sert d'interface entre les imprimantes et les utilisateurs : il peut recevoir à tout moment des requêtes d'impression, adressées par des utilisateurs, et qu'il est alors chargé de mémoriser, et des ordres de traitement, adressés par les imprimantes, et auquels il doit répondre en transmettant une des requêtes d'impression correspondante en attente (s'il en existe).<text:s/></text:p>
      <text:p text:style-name="P3">Concrètement, ces requètes seront donc mémorisées dans une structure de donnée de type «file d'attente» :<text:s/></text:p>
      <text:list text:style-name="LFO1" text:continue-numbering="true">
        <text:list-item>
          <text:p text:style-name="P4">lors de la réception d'une requête d'impression celle-ci doit être Insérée dans la file ;</text:p>
        </text:list-item>
        <text:list-item>
          <text:p text:style-name="P5">lors de la réception d'une ordre de traitement une requête doit être Extraite de la file.</text:p>
        </text:list-item>
      </text:list>
      <text:p text:style-name="P6"><text:span text:style-name="T7">On s'intéresse à une politique de gestion de la file basée sur des<text:s/></text:span><text:span text:style-name="T8">priorités</text:span><text:span text:style-name="T9">, matérialisées par un entier p (plus l'entier est grand, plus la priorité qui lui correspond est élevée) :<text:s/></text:span></text:p>
      <text:list text:style-name="LFO2" text:continue-numbering="true">
        <text:list-item>
          <text:p text:style-name="P10">lors du dépôt de la requête, l'utilisateur précise la priorité associée ;</text:p>
        </text:list-item>
        <text:list-item>
          <text:p text:style-name="P11"><text:span text:style-name="T12">lors d'une demande de traitement,<text:s/></text:span><text:span text:style-name="T13">une des requête parmi celles de plus grande priorité présentes dans la file</text:span><text:span text:style-name="T14"><text:s/>sera extraite.</text:span></text:p>
        </text:list-item>
      </text:list>
      <text:p text:style-name="P15">Travail Pratique</text:p>
      <text:list text:style-name="LFO3" text:continue-numbering="true">
        <text:list-item>
          <text:p text:style-name="P16">Téléchargez les fichiers sources sur moodle. Vous aurez les fichiers à compléter, un programme de test et un Makefile.</text:p>
        </text:list-item>
        <text:list-item>
          <text:p text:style-name="P17">Complétez le fichier file.h en proposant une première définition du type File.</text:p>
        </text:list-item>
      </text:list>
      <text:p text:style-name="P18">Complétez le fichier file.c en écrivant les corps des fonctions FileVide, EstVide, Tete, Inserer et Extraire (en fonction de la définition du type File proposée dans file.h).</text:p>
      <text:list text:style-name="LFO3" text:continue-numbering="true">
        <text:list-item>
          <text:p text:style-name="P19">Tapez make test_file pour générer l'exécutable test_file. Testez votre implémentation sur un jeu d'essai le plus complet possible.<text:s/></text:p>
        </text:list-item>
        <text:list-item>
          <text:p text:style-name="P20"><text:span text:style-name="T21">On cherche maintenant à<text:s/></text:span><text:span text:style-name="T22">automatiser</text:span><text:span text:style-name="T23"><text:s/>le test de la librairie fournissant le type File. Complétez le programme simul_file.c afin qu'il génère aléatoirement des requêtes d'impression (insertion dans la file) et des ordres de traitement (extraction de la file).<text:s/></text:span></text:p>
        </text:list-item>
      </text:list>
      <text:p text:style-name="P24"><text:span text:style-name="T25">NB :</text:span><text:span text:style-name="T26"><text:s/>ne pas hésiter à rajouter des paramètres au programme ! (par exemple, taux d'insertion/extraction, intervalle des priorités, etc.)</text:span></text:p>
      <text:p text:style-name="P27">Vérifiez à l'aide de ce programme que l'implémentation du type File est correcte. Est-il possible d'automatiser cette vérification ?<text:s/></text:p>
      <text:p text:style-name="P28">Compte-Rendu</text:p>
      <text:p text:style-name="P29">Le compte-rendu, de deux pages maximum, doit être déposé au format PDF. Il doit contenir :<text:s/></text:p>
      <text:list text:style-name="LFO4" text:continue-numbering="true">
        <text:list-item>
          <text:p text:style-name="P30">Une explication du principe des algorithmes utilisés pour l'implémentation des primitives.</text:p>
        </text:list-item>
        <text:list-item>
          <text:p text:style-name="P31"><text:span text:style-name="T32">Une présentation<text:s/></text:span><text:span text:style-name="T33">commentée</text:span><text:span text:style-name="T34"><text:s/>des tests que vous avez effectués, en précisant systématiquement leurs objectifs.</text:span></text:p>
        </text:list-item>
        <text:list-item>
          <text:p text:style-name="P35">Une présentation de l'algorithme utilisé pour le programme de simulation.</text:p>
        </text:list-item>
      </text:list>
      <text:p text:style-name="P36">Les fichiers file.h, file.c, et simul_file.c doivent être joints à ce compte-rendu.<text:s/></text:p>
      <text:p text:style-name="P37">Consignes pour le dépot des fichiers :</text:p>
      <text:list text:style-name="LFO5" text:continue-numbering="true">
        <text:list-item>
          <text:p text:style-name="P38">Les fichiers doivent être déposés séparément sur Moodle, et non groupés dans une archive.</text:p>
        </text:list-item>
        <text:list-item>
          <text:p text:style-name="P39">Les binômes doivent être créés sur moodle avant le dépôt des fichiers.</text:p>
        </text:list-item>
        <text:list-item>
          <text:p text:style-name="P40">Les signatures des fonctions fournies ne doivent pas être modifiées.</text:p>
        </text:list-item>
      </text:list>
      <text:p text:style-name="P41">Annexe : utilisation de la fonction C random</text:p>
      <text:p text:style-name="P42">#include &lt;stdlib.h&gt;</text:p>
      <text:p text:style-name="P43"><text:s text:c="4"/></text:p>
      <text:p text:style-name="P44">long int random(void);</text:p>
      <text:p text:style-name="P45"><text:s text:c="4"/></text:p>
      <text:p text:style-name="P46">void srandom(unsigned int seed);</text:p>
      <text:p text:style-name="P47">La fonction C random permet de générer une séquence de nombres pseudo-aléatoire. Chaque appel à cette fonction renvoie un entier compris entre 0 et RAND_MAX.<text:s/></text:p>
      <text:p text:style-name="P48"><text:span text:style-name="T49">La fonction srandom doit être appelée une seule fois, au début du programme, avant la première utilisation de random. Elle prend en paramètre une graine (</text:span><text:span text:style-name="T50">seed</text:span><text:span text:style-name="T51">), permettant d'initialiser la séquence pseudo-aléatoire.<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default-outline-level="4">
      <style:paragraph-properties fo:margin-top="0.0694in" fo:margin-bottom="0.0694in"/>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file" style:display-name="file" style:family="text" style:parent-style-name="Policepardéfaut"/>
    <style:style style:name="code" style:display-name="code" style:family="text" style:parent-style-name="Policepardéfaut"/>
    <style:style style:name="commande" style:display-name="commande" style:family="text" style:parent-style-name="Policepardéfaut"/>
    <style:style style:name="important" style:display-name="important" style:family="text" style:parent-style-name="Policepardéfaut"/>
    <style:style style:name="PréformatéHTML" style:display-name="Préformaté HTML"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nael Benaissa</meta:initial-creator>
    <dc:creator>Manael Benaissa</dc:creator>
    <meta:creation-date>2016-11-05T15:53:00Z</meta:creation-date>
    <dc:date>2016-11-05T15:54:00Z</dc:date>
    <meta:template xlink:href="Normal.dotm" xlink:type="simple"/>
    <meta:editing-cycles>1</meta:editing-cycles>
    <meta:editing-duration>PT60S</meta:editing-duration>
    <meta:document-statistic meta:page-count="2" meta:paragraph-count="6" meta:word-count="536" meta:character-count="3481" meta:row-count="24" meta:non-whitespace-character-count="2951"/>
  </office:meta>
</office:document-meta>
</file>